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71d42" officeooo:paragraph-rsid="00171d42"/>
    </style:style>
    <style:style style:name="P3" style:family="paragraph" style:parent-style-name="Standard">
      <style:text-properties officeooo:rsid="00171d42" officeooo:paragraph-rsid="00171d42"/>
    </style:style>
    <style:style style:name="P4" style:family="paragraph" style:parent-style-name="Standard">
      <style:text-properties officeooo:paragraph-rsid="0013a93e"/>
    </style:style>
    <style:style style:name="P5" style:family="paragraph" style:parent-style-name="Standard" style:list-style-name="L1">
      <style:text-properties officeooo:rsid="00171d42" officeooo:paragraph-rsid="001ef4f4"/>
    </style:style>
    <style:style style:name="P6" style:family="paragraph" style:parent-style-name="Standard" style:list-style-name="L1">
      <style:text-properties officeooo:rsid="00171d42" officeooo:paragraph-rsid="00171d42"/>
    </style:style>
    <style:style style:name="P7" style:family="paragraph" style:parent-style-name="Standard" style:list-style-name="L1">
      <style:text-properties officeooo:rsid="00171d42" officeooo:paragraph-rsid="001d114c"/>
    </style:style>
    <style:style style:name="T1" style:family="text">
      <style:text-properties officeooo:rsid="00171d42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1d42"/>
    </style:style>
    <style:style style:name="T4" style:family="text">
      <style:text-properties officeooo:rsid="001ef4f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Performance Task 0: Derivative of Functions</text:p>
      <text:p text:style-name="P4"><text:span text:style-name="T1">March 31</text:span><text:span text:style-name="T2"> 2021</text:span></text:p>
      <text:p text:style-name="P1"/>
      <text:p text:style-name="P3">Page 155-59</text:p>
      <text:p text:style-name="P3">Find the derivative of the function.</text:p>
      <text:list xml:id="list3945228101" text:style-name="L1">
        <text:list-item>
          <text:p text:style-name="P5"><draw:frame draw:style-name="fr2" draw:name="Object1" text:anchor-type="as-char" svg:y="-0.172in" svg:width="1.3366in" svg:height="0.2193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2" draw:name="Object22" text:anchor-type="as-char" svg:y="-0.2437in" svg:width="2.2425in" svg:height="0.3929in" draw:z-index="7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4">or</text:span><draw:frame draw:style-name="fr2" draw:name="Object14" text:anchor-type="as-char" svg:y="-0.2437in" svg:width="2.1783in" svg:height="0.3929in" draw:z-index="8"><draw:object xlink:href="./Object 14" xlink:type="simple" xlink:show="embed" xlink:actuate="onLoad"/><draw:image xlink:href="./ObjectReplacements/Object 14" xlink:type="simple" xlink:show="embed" xlink:actuate="onLoad"/></draw:frame><text:line-break/>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<draw:frame draw:style-name="fr2" draw:name="Object2" text:anchor-type="as-char" svg:y="-0.2846in" svg:width="1.5547in" svg:height="0.3319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draw:frame draw:style-name="fr2" draw:name="Object23" text:anchor-type="as-char" svg:y="-0.2846in" svg:width="3.7193in" svg:height="0.4335in" draw:z-index="9"><draw:object xlink:href="./Object 23" xlink:type="simple" xlink:show="embed" xlink:actuate="onLoad"/><draw:image xlink:href="./ObjectReplacements/Object 23" xlink:type="simple" xlink:show="embed" xlink:actuate="onLoad"/></draw:frame><text:line-break/><draw:frame draw:style-name="fr2" draw:name="Object12" text:anchor-type="as-char" svg:y="-0.2846in" svg:width="3.0598in" svg:height="0.4335in" draw:z-index="13"><draw:object xlink:href="./Object 12" xlink:type="simple" xlink:show="embed" xlink:actuate="onLoad"/><draw:image xlink:href="./ObjectReplacements/Object 12" xlink:type="simple" xlink:show="embed" xlink:actuate="onLoad"/></draw:frame><text:line-break/><draw:frame draw:style-name="fr2" draw:name="Object13" text:anchor-type="as-char" svg:y="-0.2846in" svg:width="2.5957in" svg:height="0.4335in" draw:z-index="16"><draw:object xlink:href="./Object 13" xlink:type="simple" xlink:show="embed" xlink:actuate="onLoad"/><draw:image xlink:href="./ObjectReplacements/Object 13" xlink:type="simple" xlink:show="embed" xlink:actuate="onLoad"/></draw:frame><text:line-break/><draw:frame draw:style-name="fr2" draw:name="Object24" text:anchor-type="as-char" svg:y="-0.2846in" svg:width="2.5516in" svg:height="0.4335in" draw:z-index="17"><draw:object xlink:href="./Object 24" xlink:type="simple" xlink:show="embed" xlink:actuate="onLoad"/><draw:image xlink:href="./ObjectReplacements/Object 24" xlink:type="simple" xlink:show="embed" xlink:actuate="onLoad"/></draw:frame><text:line-break/>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<draw:frame draw:style-name="fr2" draw:name="Object3" text:anchor-type="as-char" svg:y="-0.152in" svg:width="1.1307in" svg:height="0.2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2" draw:name="Object11" text:anchor-type="as-char" svg:y="-0.2437in" svg:width="1.7252in" svg:height="0.3929in" draw:z-index="18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7"><draw:frame draw:style-name="fr2" draw:name="Object4" text:anchor-type="as-char" svg:y="-0.2681in" svg:width="1.1846in" svg:height="0.4165in" draw:z-index="3"><draw:object xlink:href="./Object 4" xlink:type="simple" xlink:show="embed" xlink:actuate="onLoad"/><draw:image xlink:href="./ObjectReplacements/Object 4" xlink:type="simple" xlink:show="embed" xlink:actuate="onLoad"/></draw:frame><text:line-break/><text:line-break/><draw:frame draw:style-name="fr2" draw:name="Object26" text:anchor-type="as-char" svg:y="-0.2598in" svg:width="3.5272in" svg:height="0.4437in" draw:z-index="19"><draw:object xlink:href="./Object 26" xlink:type="simple" xlink:show="embed" xlink:actuate="onLoad"/><draw:image xlink:href="./ObjectReplacements/Object 26" xlink:type="simple" xlink:show="embed" xlink:actuate="onLoad"/></draw:frame><text:line-break/><draw:frame draw:style-name="fr2" draw:name="Object27" text:anchor-type="as-char" svg:y="-0.2598in" svg:width="3.9193in" svg:height="0.4437in" draw:z-index="20"><draw:object xlink:href="./Object 27" xlink:type="simple" xlink:show="embed" xlink:actuate="onLoad"/><draw:image xlink:href="./ObjectReplacements/Object 27" xlink:type="simple" xlink:show="embed" xlink:actuate="onLoad"/></draw:frame><text:line-break/><draw:frame draw:style-name="fr2" draw:name="Object28" text:anchor-type="as-char" svg:y="-0.2437in" svg:width="3.5618in" svg:height="0.4283in" draw:z-index="22"><draw:object xlink:href="./Object 28" xlink:type="simple" xlink:show="embed" xlink:actuate="onLoad"/><draw:image xlink:href="./ObjectReplacements/Object 28" xlink:type="simple" xlink:show="embed" xlink:actuate="onLoad"/></draw:frame><text:line-break/><draw:frame draw:style-name="fr2" draw:name="Object29" text:anchor-type="as-char" svg:y="-0.2437in" svg:width="1.2543in" svg:height="0.4283in" draw:z-index="23"><draw:object xlink:href="./Object 29" xlink:type="simple" xlink:show="embed" xlink:actuate="onLoad"/><draw:image xlink:href="./ObjectReplacements/Object 29" xlink:type="simple" xlink:show="embed" xlink:actuate="onLoad"/></draw:frame><text:line-break/><text:line-break/><draw:frame draw:style-name="fr2" draw:name="Object25" text:anchor-type="as-char" svg:y="-0.2681in" svg:width="2.2701in" svg:height="0.452in" draw:z-index="24"><draw:object xlink:href="./Object 25" xlink:type="simple" xlink:show="embed" xlink:actuate="onLoad"/><draw:image xlink:href="./ObjectReplacements/Object 25" xlink:type="simple" xlink:show="embed" xlink:actuate="onLoad"/></draw:frame><text:line-break/><text:line-break/><draw:frame draw:style-name="fr2" draw:name="Object15" text:anchor-type="as-char" svg:y="-0.2681in" svg:width="2.2398in" svg:height="0.452in" draw:z-index="25"><draw:object xlink:href="./Object 15" xlink:type="simple" xlink:show="embed" xlink:actuate="onLoad"/><draw:image xlink:href="./ObjectReplacements/Object 15" xlink:type="simple" xlink:show="embed" xlink:actuate="onLoad"/></draw:frame><text:line-break/></text:p>
        </text:list-item>
        <text:list-item>
          <text:p text:style-name="P6">–</text:p>
        </text:list-item>
        <text:list-item>
          <text:p text:style-name="P6"><text:soft-page-break/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<draw:frame draw:style-name="fr2" draw:name="Object5" text:anchor-type="as-char" svg:y="-0.2437in" svg:width="0.9028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text:line-break/><draw:frame draw:style-name="fr2" draw:name="Object30" text:anchor-type="as-char" svg:y="-0.2437in" svg:width="0.5063in" svg:height="0.3929in" draw:z-index="30"><draw:object xlink:href="./Object 30" xlink:type="simple" xlink:show="embed" xlink:actuate="onLoad"/><draw:image xlink:href="./ObjectReplacements/Object 30" xlink:type="simple" xlink:show="embed" xlink:actuate="onLoad"/></draw:frame><text:line-break/><draw:frame draw:style-name="fr2" draw:name="Object31" text:anchor-type="as-char" svg:y="-0.2437in" svg:width="0.9299in" svg:height="0.3929in" draw:z-index="31"><draw:object xlink:href="./Object 31" xlink:type="simple" xlink:show="embed" xlink:actuate="onLoad"/><draw:image xlink:href="./ObjectReplacements/Object 31" xlink:type="simple" xlink:show="embed" xlink:actuate="onLoad"/></draw:frame><text:line-break/><text:line-break/><draw:frame draw:style-name="fr2" draw:name="Object32" text:anchor-type="as-char" svg:y="-0.2799in" svg:width="2.1181in" svg:height="0.4638in" draw:z-index="36"><draw:object xlink:href="./Object 32" xlink:type="simple" xlink:show="embed" xlink:actuate="onLoad"/><draw:image xlink:href="./ObjectReplacements/Object 32" xlink:type="simple" xlink:show="embed" xlink:actuate="onLoad"/></draw:frame><text:line-break/><draw:frame draw:style-name="fr2" draw:name="Object33" text:anchor-type="as-char" svg:y="-0.2799in" svg:width="1.6717in" svg:height="0.4638in" draw:z-index="41"><draw:object xlink:href="./Object 33" xlink:type="simple" xlink:show="embed" xlink:actuate="onLoad"/><draw:image xlink:href="./ObjectReplacements/Object 33" xlink:type="simple" xlink:show="embed" xlink:actuate="onLoad"/></draw:frame><text:line-break/><draw:frame draw:style-name="fr2" draw:name="Object34" text:anchor-type="as-char" svg:y="-0.2681in" svg:width="1.4043in" svg:height="0.452in" draw:z-index="42"><draw:object xlink:href="./Object 34" xlink:type="simple" xlink:show="embed" xlink:actuate="onLoad"/><draw:image xlink:href="./ObjectReplacements/Object 34" xlink:type="simple" xlink:show="embed" xlink:actuate="onLoad"/></draw:frame><text:line-break/><text:line-break/><draw:frame draw:style-name="fr2" draw:name="Object16" text:anchor-type="as-char" svg:y="-0.2681in" svg:width="1.6055in" svg:height="0.452in" draw:z-index="15"><draw:object xlink:href="./Object 16" xlink:type="simple" xlink:show="embed" xlink:actuate="onLoad"/><draw:image xlink:href="./ObjectReplacements/Object 16" xlink:type="simple" xlink:show="embed" xlink:actuate="onLoad"/></draw:frame><text:line-break/></text:p>
        </text:list-item>
        <text:list-item>
          <text:p text:style-name="P6">–</text:p>
        </text:list-item>
        <text:list-item>
          <text:p text:style-name="P6"><draw:frame draw:style-name="fr2" draw:name="Object6" text:anchor-type="as-char" svg:y="-0.172in" svg:width="0.6547in" svg:height="0.2193in" draw:z-index="5"><draw:object xlink:href="./Object 6" xlink:type="simple" xlink:show="embed" xlink:actuate="onLoad"/><draw:image xlink:href="./ObjectReplacements/Object 6" xlink:type="simple" xlink:show="embed" xlink:actuate="onLoad"/></draw:frame><text:line-break/><text:line-break/><draw:frame draw:style-name="fr2" draw:name="Object35" text:anchor-type="as-char" svg:y="-0.172in" svg:width="0.4929in" svg:height="0.2075in" draw:z-index="39"><draw:object xlink:href="./Object 35" xlink:type="simple" xlink:show="embed" xlink:actuate="onLoad"/><draw:image xlink:href="./ObjectReplacements/Object 35" xlink:type="simple" xlink:show="embed" xlink:actuate="onLoad"/></draw:frame><text:line-break/><draw:frame draw:style-name="fr2" draw:name="Object18" text:anchor-type="as-char" svg:y="-0.2437in" svg:width="0.5075in" svg:height="0.3929in" draw:z-index="14"><draw:object xlink:href="./Object 18" xlink:type="simple" xlink:show="embed" xlink:actuate="onLoad"/><draw:image xlink:href="./ObjectReplacements/Object 18" xlink:type="simple" xlink:show="embed" xlink:actuate="onLoad"/></draw:frame><text:line-break/></text:p>
        </text:list-item>
        <text:list-item>
          <text:p text:style-name="P6">–</text:p>
        </text:list-item>
        <text:list-item>
          <text:p text:style-name="P6"><draw:frame draw:style-name="fr2" draw:name="Object7" text:anchor-type="as-char" svg:y="-0.2681in" svg:width="0.948in" svg:height="0.4402in" draw:z-index="6"><draw:object xlink:href="./Object 7" xlink:type="simple" xlink:show="embed" xlink:actuate="onLoad"/><draw:image xlink:href="./ObjectReplacements/Object 7" xlink:type="simple" xlink:show="embed" xlink:actuate="onLoad"/></draw:frame><text:line-break/><text:line-break/><draw:frame draw:style-name="fr2" draw:name="Object36" text:anchor-type="as-char" svg:y="-0.2437in" svg:width="1.6453in" svg:height="0.3929in" draw:z-index="32"><draw:object xlink:href="./Object 36" xlink:type="simple" xlink:show="embed" xlink:actuate="onLoad"/><draw:image xlink:href="./ObjectReplacements/Object 36" xlink:type="simple" xlink:show="embed" xlink:actuate="onLoad"/></draw:frame><text:line-break/><draw:frame draw:style-name="fr2" draw:name="Object37" text:anchor-type="as-char" svg:y="-0.172in" svg:width="0.9453in" svg:height="0.2075in" draw:z-index="33"><draw:object xlink:href="./Object 37" xlink:type="simple" xlink:show="embed" xlink:actuate="onLoad"/><draw:image xlink:href="./ObjectReplacements/Object 37" xlink:type="simple" xlink:show="embed" xlink:actuate="onLoad"/></draw:frame><text:line-break/><draw:frame draw:style-name="fr2" draw:name="Object38" text:anchor-type="as-char" svg:y="-0.2437in" svg:width="1.0673in" svg:height="0.3929in" draw:z-index="40"><draw:object xlink:href="./Object 38" xlink:type="simple" xlink:show="embed" xlink:actuate="onLoad"/><draw:image xlink:href="./ObjectReplacements/Object 38" xlink:type="simple" xlink:show="embed" xlink:actuate="onLoad"/></draw:frame><text:line-break/><text:line-break/><draw:frame draw:style-name="fr2" draw:name="Object39" text:anchor-type="as-char" svg:y="-0.2437in" svg:width="0.8626in" svg:height="0.3929in" draw:z-index="34"><draw:object xlink:href="./Object 39" xlink:type="simple" xlink:show="embed" xlink:actuate="onLoad"/><draw:image xlink:href="./ObjectReplacements/Object 39" xlink:type="simple" xlink:show="embed" xlink:actuate="onLoad"/></draw:frame><text:line-break/><text:line-break/><draw:frame draw:style-name="fr2" draw:name="Object40" text:anchor-type="as-char" svg:y="-0.2799in" svg:width="2.6563in" svg:height="0.4638in" draw:z-index="35"><draw:object xlink:href="./Object 40" xlink:type="simple" xlink:show="embed" xlink:actuate="onLoad"/><draw:image xlink:href="./ObjectReplacements/Object 40" xlink:type="simple" xlink:show="embed" xlink:actuate="onLoad"/></draw:frame><text:line-break/><draw:frame draw:style-name="fr2" draw:name="Object17" text:anchor-type="as-char" svg:y="-0.2799in" svg:width="2.5965in" svg:height="0.4638in" draw:z-index="37"><draw:object xlink:href="./Object 17" xlink:type="simple" xlink:show="embed" xlink:actuate="onLoad"/><draw:image xlink:href="./ObjectReplacements/Object 17" xlink:type="simple" xlink:show="embed" xlink:actuate="onLoad"/></draw:frame><text:line-break/><draw:frame draw:style-name="fr2" draw:name="Object41" text:anchor-type="as-char" svg:y="-0.2799in" svg:width="3.2602in" svg:height="0.4638in" draw:z-index="38"><draw:object xlink:href="./Object 41" xlink:type="simple" xlink:show="embed" xlink:actuate="onLoad"/><draw:image xlink:href="./ObjectReplacements/Object 41" xlink:type="simple" xlink:show="embed" xlink:actuate="onLoad"/></draw:frame><text:line-break/><text:soft-page-break/><draw:frame draw:style-name="fr2" draw:name="Object42" text:anchor-type="as-char" svg:y="-0.2681in" svg:width="3.0283in" svg:height="0.452in" draw:z-index="26"><draw:object xlink:href="./Object 42" xlink:type="simple" xlink:show="embed" xlink:actuate="onLoad"/><draw:image xlink:href="./ObjectReplacements/Object 42" xlink:type="simple" xlink:show="embed" xlink:actuate="onLoad"/></draw:frame><text:line-break/><draw:frame draw:style-name="fr2" draw:name="Object43" text:anchor-type="as-char" svg:y="-0.2799in" svg:width="2.5209in" svg:height="0.4638in" draw:z-index="27"><draw:object xlink:href="./Object 43" xlink:type="simple" xlink:show="embed" xlink:actuate="onLoad"/><draw:image xlink:href="./ObjectReplacements/Object 43" xlink:type="simple" xlink:show="embed" xlink:actuate="onLoad"/></draw:frame><text:line-break/><text:line-break/><draw:frame draw:style-name="fr2" draw:name="Object44" text:anchor-type="as-char" svg:y="-0.2799in" svg:width="1.2965in" svg:height="0.4638in" draw:z-index="28"><draw:object xlink:href="./Object 44" xlink:type="simple" xlink:show="embed" xlink:actuate="onLoad"/><draw:image xlink:href="./ObjectReplacements/Object 44" xlink:type="simple" xlink:show="embed" xlink:actuate="onLoad"/></draw:frame><text:line-break/>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–</text:p>
        </text:list-item>
        <text:list-item>
          <text:p text:style-name="P6"><draw:frame draw:style-name="fr2" draw:name="Object8" text:anchor-type="as-char" svg:y="-0.172in" svg:width="0.9189in" svg:height="0.2193in" draw:z-index="10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2" draw:name="Object19" text:anchor-type="as-char" svg:y="-0.2437in" svg:width="1.3043in" svg:height="0.3929in" draw:z-index="21"><draw:object xlink:href="./Object 19" xlink:type="simple" xlink:show="embed" xlink:actuate="onLoad"/><draw:image xlink:href="./ObjectReplacements/Object 19" xlink:type="simple" xlink:show="embed" xlink:actuate="onLoad"/></draw:frame><text:line-break/></text:p>
        </text:list-item>
        <text:list-item>
          <text:p text:style-name="P6"><draw:frame draw:style-name="fr2" draw:name="Object9" text:anchor-type="as-char" svg:y="-0.172in" svg:width="1.2201in" svg:height="0.2193in" draw:z-index="11"><draw:object xlink:href="./Object 9" xlink:type="simple" xlink:show="embed" xlink:actuate="onLoad"/><draw:image xlink:href="./ObjectReplacements/Object 9" xlink:type="simple" xlink:show="embed" xlink:actuate="onLoad"/></draw:frame><text:line-break/><text:line-break/><draw:frame draw:style-name="fr2" draw:name="Object45" text:anchor-type="as-char" svg:y="-0.2437in" svg:width="1.961in" svg:height="0.3929in" draw:z-index="29"><draw:object xlink:href="./Object 45" xlink:type="simple" xlink:show="embed" xlink:actuate="onLoad"/><draw:image xlink:href="./ObjectReplacements/Object 45" xlink:type="simple" xlink:show="embed" xlink:actuate="onLoad"/></draw:frame><text:line-break/><draw:frame draw:style-name="fr2" draw:name="Object46" text:anchor-type="as-char" svg:y="-0.172in" svg:width="1.4366in" svg:height="0.2193in" draw:z-index="43"><draw:object xlink:href="./Object 46" xlink:type="simple" xlink:show="embed" xlink:actuate="onLoad"/><draw:image xlink:href="./ObjectReplacements/Object 46" xlink:type="simple" xlink:show="embed" xlink:actuate="onLoad"/></draw:frame><text:line-break/><draw:frame draw:style-name="fr2" draw:name="Object47" text:anchor-type="as-char" svg:y="-0.172in" svg:width="1.2146in" svg:height="0.2075in" draw:z-index="44"><draw:object xlink:href="./Object 47" xlink:type="simple" xlink:show="embed" xlink:actuate="onLoad"/><draw:image xlink:href="./ObjectReplacements/Object 47" xlink:type="simple" xlink:show="embed" xlink:actuate="onLoad"/></draw:frame><text:line-break/><draw:frame draw:style-name="fr2" draw:name="Object48" text:anchor-type="as-char" svg:y="-0.2437in" svg:width="0.8425in" svg:height="0.3929in" draw:z-index="45"><draw:object xlink:href="./Object 48" xlink:type="simple" xlink:show="embed" xlink:actuate="onLoad"/><draw:image xlink:href="./ObjectReplacements/Object 48" xlink:type="simple" xlink:show="embed" xlink:actuate="onLoad"/></draw:frame><text:line-break/><text:line-break/><draw:frame draw:style-name="fr2" draw:name="Object49" text:anchor-type="as-char" svg:y="-0.2437in" svg:width="1.3535in" svg:height="0.4165in" draw:z-index="46"><draw:object xlink:href="./Object 49" xlink:type="simple" xlink:show="embed" xlink:actuate="onLoad"/><draw:image xlink:href="./ObjectReplacements/Object 49" xlink:type="simple" xlink:show="embed" xlink:actuate="onLoad"/></draw:frame><text:line-break/><draw:frame draw:style-name="fr2" draw:name="Object20" text:anchor-type="as-char" svg:y="-0.2681in" svg:width="0.8807in" svg:height="0.4402in" draw:z-index="47"><draw:object xlink:href="./Object 20" xlink:type="simple" xlink:show="embed" xlink:actuate="onLoad"/><draw:image xlink:href="./ObjectReplacements/Object 20" xlink:type="simple" xlink:show="embed" xlink:actuate="onLoad"/></draw:frame><text:line-break/><text:line-break/><draw:frame draw:style-name="fr2" draw:name="Object50" text:anchor-type="as-char" svg:y="-0.2681in" svg:width="1.0571in" svg:height="0.4402in" draw:z-index="48"><draw:object xlink:href="./Object 50" xlink:type="simple" xlink:show="embed" xlink:actuate="onLoad"/><draw:image xlink:href="./ObjectReplacements/Object 50" xlink:type="simple" xlink:show="embed" xlink:actuate="onLoad"/></draw:frame><text:line-break/></text:p>
        </text:list-item>
        <text:list-item>
          <text:p text:style-name="P6"><draw:frame draw:style-name="fr2" draw:name="Object10" text:anchor-type="as-char" svg:y="-0.2846in" svg:width="0.7535in" svg:height="0.3319in" draw:z-index="12"><draw:object xlink:href="./Object 10" xlink:type="simple" xlink:show="embed" xlink:actuate="onLoad"/><draw:image xlink:href="./ObjectReplacements/Object 10" xlink:type="simple" xlink:show="embed" xlink:actuate="onLoad"/></draw:frame><text:line-break/><text:line-break/><draw:frame draw:style-name="fr1" draw:name="Object51" text:anchor-type="as-char" svg:y="-0.2598in" svg:width="1.4744in" svg:height="0.4319in" draw:z-index="49"><draw:object xlink:href="./Object 51" xlink:type="simple" xlink:show="embed" xlink:actuate="onLoad"/><draw:image xlink:href="./ObjectReplacements/Object 51" xlink:type="simple" xlink:show="embed" xlink:actuate="onLoad"/></draw:frame><text:line-break/><draw:frame draw:style-name="fr1" draw:name="Object52" text:anchor-type="as-char" svg:y="-0.2437in" svg:width="0.5992in" svg:height="0.4165in" draw:z-index="50"><draw:object xlink:href="./Object 52" xlink:type="simple" xlink:show="embed" xlink:actuate="onLoad"/><draw:image xlink:href="./ObjectReplacements/Object 52" xlink:type="simple" xlink:show="embed" xlink:actuate="onLoad"/></draw:frame><text:line-break/><draw:frame draw:style-name="fr1" draw:name="Object53" text:anchor-type="as-char" svg:y="-0.2437in" svg:width="0.7035in" svg:height="0.4165in" draw:z-index="51"><draw:object xlink:href="./Object 53" xlink:type="simple" xlink:show="embed" xlink:actuate="onLoad"/><draw:image xlink:href="./ObjectReplacements/Object 53" xlink:type="simple" xlink:show="embed" xlink:actuate="onLoad"/></draw:frame><text:line-break/><text:line-break/><draw:frame draw:style-name="fr1" draw:name="Object54" text:anchor-type="as-char" svg:y="-0.2846in" svg:width="1.5244in" svg:height="0.4571in" draw:z-index="52"><draw:object xlink:href="./Object 54" xlink:type="simple" xlink:show="embed" xlink:actuate="onLoad"/><draw:image xlink:href="./ObjectReplacements/Object 54" xlink:type="simple" xlink:show="embed" xlink:actuate="onLoad"/></draw:frame><text:line-break/><draw:frame draw:style-name="fr1" draw:name="Object55" text:anchor-type="as-char" svg:y="-0.2846in" svg:width="1.2071in" svg:height="0.4571in" draw:z-index="53"><draw:object xlink:href="./Object 55" xlink:type="simple" xlink:show="embed" xlink:actuate="onLoad"/><draw:image xlink:href="./ObjectReplacements/Object 55" xlink:type="simple" xlink:show="embed" xlink:actuate="onLoad"/></draw:frame><text:line-break/><text:soft-page-break/><draw:frame draw:style-name="fr1" draw:name="Object56" text:anchor-type="as-char" svg:y="-0.3807in" svg:width="1.1717in" svg:height="0.5528in" draw:z-index="54"><draw:object xlink:href="./Object 56" xlink:type="simple" xlink:show="embed" xlink:actuate="onLoad"/><draw:image xlink:href="./ObjectReplacements/Object 56" xlink:type="simple" xlink:show="embed" xlink:actuate="onLoad"/></draw:frame><text:line-break/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6:22:05.874872757</meta:creation-date>
    <dc:title>BAG</dc:title>
    <meta:editing-duration>PT4H30M14S</meta:editing-duration>
    <meta:editing-cycles>7</meta:editing-cycles>
    <meta:generator>LibreOffice/6.4.6.2$Linux_X86_64 LibreOffice_project/40$Build-2</meta:generator>
    <meta:initial-creator>Ahmad Badron</meta:initial-creator>
    <dc:date>2021-04-02T05:27:21.439629541</dc:date>
    <dc:creator>Ahmad Badron</dc:creator>
    <meta:document-statistic meta:table-count="0" meta:image-count="0" meta:object-count="55" meta:page-count="4" meta:paragraph-count="32" meta:word-count="50" meta:character-count="293" meta:non-whitespace-character-count="205"/>
    <meta:template xlink:type="simple" xlink:actuate="onRequest" xlink:title="BAG" xlink:href="../../../../../../../Templates/BAG.ott" meta:date="2021-03-31T16:22:01.31416423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n>5</mn>
                <mrow>
                  <msup>
                    <mi>x</mi>
                    <mn>6</mn>
                  </msup>
                  <mo stretchy="false">+</mo>
                  <mn>2</mn>
                </mrow>
                <msup>
                  <mi>x</mi>
                  <mn>3</mn>
                </msup>
              </mrow>
            </mrow>
            <mo fence="true" stretchy="false">)</mo>
          </mrow>
          <mn>4</mn>
        </msup>
      </mrow>
    </mrow>
    <annotation encoding="StarMath 5.0">F(x)=(5x^6 +2x^3)^4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n>4</mn>
          <mfrac>
            <mi>C</mi>
            <mi>x</mi>
          </mfrac>
        </msup>
      </mrow>
    </mrow>
    <annotation encoding="StarMath 5.0">G(x)=4^{C over x}</annotation>
  </semantics>
</math>
</file>

<file path=Object 11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o fence="true" stretchy="false">(</mo>
        <mrow>
          <mrow>
            <mrow>
              <mo stretchy="false">−</mo>
              <mi>sin</mi>
            </mrow>
            <mrow>
              <mo fence="true" stretchy="false">(</mo>
              <mrow>
                <mrow>
                  <msup>
                    <mi mathvariant="italic">sec</mi>
                    <mn>2</mn>
                  </msup>
                  <mi>x</mi>
                  <mi>tan</mi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dy over dx=(-sin(sec^{2}x tan x))</annotation>
  </semantics>
</math>
</file>

<file path=Object 12/content.xml><?xml version="1.0" encoding="utf-8"?>
<math xmlns="http://www.w3.org/1998/Math/MathML" display="block">
  <semantics>
    <mrow>
      <mrow>
        <mrow/>
        <mo stretchy="false">=</mo>
        <msup>
          <mrow>
            <mo fence="true" stretchy="false">(</mo>
            <mrow>
              <mrow>
                <mn>2</mn>
                <mrow>
                  <msup>
                    <mi>t</mi>
                    <mn>2</mn>
                  </msup>
                  <mo stretchy="false">−</mo>
                  <mn>1</mn>
                </mrow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frac>
          <mrow>
            <mo stretchy="false">−</mo>
            <mn>1</mn>
          </mrow>
          <mn>3</mn>
        </mfrac>
      </msup>
      <mrow>
        <mo fence="true" stretchy="false">[</mo>
        <mrow>
          <mrow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n>6</mn>
                    <mi>t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t</mi>
                  <mo stretchy="false">+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{}=(2t^2-1)^2(t+1)^{-1over3}[(2over3)(2t^2-1)+(6t)(t+1)]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sup>
          <mrow>
            <mo fence="true" stretchy="false">(</mo>
            <mrow>
              <mrow>
                <mn>2</mn>
                <mrow>
                  <msup>
                    <mi>t</mi>
                    <mn>2</mn>
                  </msup>
                  <mo stretchy="false">−</mo>
                  <mn>1</mn>
                </mrow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frac>
          <mrow>
            <mo stretchy="false">−</mo>
            <mn>1</mn>
          </mrow>
          <mn>3</mn>
        </mfrac>
      </msup>
      <mrow>
        <mo fence="true" stretchy="false">[</mo>
        <mrow>
          <mrow>
            <mfrac>
              <mn>4</mn>
              <mn>3</mn>
            </mfrac>
            <mrow>
              <msup>
                <mi>t</mi>
                <mn>2</mn>
              </msup>
              <mo stretchy="false">−</mo>
              <mfrac>
                <mn>2</mn>
                <mn>3</mn>
              </mfrac>
              <mo stretchy="false">+</mo>
              <mn>6</mn>
            </mrow>
            <mrow>
              <msup>
                <mi>t</mi>
                <mn>2</mn>
              </msup>
              <mo stretchy="false">+</mo>
              <mn>6</mn>
            </mrow>
            <mi>t</mi>
          </mrow>
        </mrow>
        <mo fence="true" stretchy="false">]</mo>
      </mrow>
    </mrow>
    <annotation encoding="StarMath 5.0">{}=(2t^2-1)^2(t+1)^{-1over3}[{4over3}t^2-{2over3}+6t^2+6t]</annotation>
  </semantics>
</math>
</file>

<file path=Object 1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row>
              <mn>120</mn>
              <mrow>
                <msup>
                  <mi>x</mi>
                  <mn>5</mn>
                </msup>
                <mo stretchy="false">+</mo>
                <mn>24</mn>
              </mrow>
              <msup>
                <mi>x</mi>
                <mn>2</mn>
              </msup>
            </mrow>
          </mrow>
          <mo fence="true" stretchy="false">)</mo>
        </mrow>
      </mrow>
      <msup>
        <mrow>
          <mo fence="true" stretchy="false">(</mo>
          <mrow>
            <mrow>
              <mn>5</mn>
              <mrow>
                <msup>
                  <mi>x</mi>
                  <mn>6</mn>
                </msup>
                <mo stretchy="false">+</mo>
                <mn>2</mn>
              </mrow>
              <msup>
                <mi>x</mi>
                <mn>3</mn>
              </msup>
            </mrow>
          </mrow>
          <mo fence="true" stretchy="false">)</mo>
        </mrow>
        <mn>3</mn>
      </msup>
    </mrow>
    <annotation encoding="StarMath 5.0">dy over dx=(120x^5+24x^2)(5x^6 +2x^3)^3</annotation>
  </semantics>
</math>
</file>

<file path=Object 15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frac>
              <mrow>
                <mn>16</mn>
                <mi>sin</mi>
                <mn>2</mn>
                <mi>x</mi>
              </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cos</mi>
                      </mrow>
                      <mn>2</mn>
                      <mi>x</mi>
                    </mrow>
                  </mrow>
                  <mo fence="true" stretchy="false">)</mo>
                </mrow>
                <mn>2</mn>
              </msup>
            </mfrac>
          </mrow>
          <mo fence="true" stretchy="false">)</mo>
        </mrow>
      </mrow>
      <msup>
        <mrow>
          <mo fence="true" stretchy="false">(</mo>
          <mrow>
            <mfrac>
              <mrow>
                <mrow>
                  <mn>1</mn>
                  <mo stretchy="false">−</mo>
                  <mi>cos</mi>
                </mrow>
                <mn>2</mn>
                <mi>x</mi>
              </mrow>
              <mrow>
                <mrow>
                  <mn>1</mn>
                  <mo stretchy="false">+</mo>
                  <mi>cos</mi>
                </mrow>
                <mn>2</mn>
                <mi>x</mi>
              </mrow>
            </mfrac>
          </mrow>
          <mo fence="true" stretchy="false">)</mo>
        </mrow>
        <mn>3</mn>
      </msup>
    </mrow>
    <annotation encoding="StarMath 5.0">dy over dx=({16sin2x}over{(1+cos2x)^2})({1-cos2x}over{1+cos2x})^3</annotation>
  </semantics>
</math>
</file>

<file path=Object 16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row>
            <mn>2</mn>
            <mo stretchy="false">−</mo>
            <mi>tan</mi>
          </mrow>
          <mrow>
            <mi>x</mi>
            <mo stretchy="false">+</mo>
            <mi>x</mi>
          </mrow>
          <msup>
            <mi mathvariant="italic">sec</mi>
            <mn>2</mn>
          </msup>
          <mi>x</mi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dy over dx={2-tan x+x sec^{2}x}over{(2-tan x)^2}</annotation>
  </semantics>
</math>
</file>

<file path=Object 17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sup>
                  <mi>x</mi>
                  <mn>3</mn>
                </msup>
                <mrow>
                  <msup>
                    <mi>e</mi>
                    <mi>x</mi>
                  </msup>
                  <mo stretchy="false">+</mo>
                  <msup>
                    <mi mathvariant="italic">xe</mi>
                    <mrow>
                      <mn>2</mn>
                      <mi>x</mi>
                    </mrow>
                  </msup>
                </mrow>
              </mrow>
            </mrow>
            <mo fence="true" stretchy="false">)</mo>
          </mrow>
          <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n>2</mn>
                  <msup>
                    <mi>x</mi>
                    <mn>3</mn>
                  </msup>
                  <mrow>
                    <msup>
                      <mi>e</mi>
                      <mi>x</mi>
                    </msup>
                    <mo stretchy="false">+</mo>
                    <msup>
                      <mi>x</mi>
                      <mn>2</mn>
                    </msup>
                  </mrow>
                  <msup>
                    <mi>e</mi>
                    <mrow>
                      <mn>2</mn>
                      <mi>x</mi>
                    </mrow>
                  </msup>
                </mrow>
              </mrow>
              <mo fence="true" stretchy="false">)</mo>
            </mrow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(x^3 e^x + xe^2x)(x+2)-(2x^3 e^x + x^2 e^2x)}over(x^2+e^x)^2</annotation>
  </semantics>
</math>
</file>

<file path=Object 18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n>0</mn>
    </mrow>
    <annotation encoding="StarMath 5.0">dy over dx=0</annotation>
  </semantics>
</math>
</file>

<file path=Object 19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5</mn>
      </mrow>
      <mrow>
        <msup>
          <mi>x</mi>
          <mn>4</mn>
        </msup>
        <mo stretchy="false">+</mo>
        <msup>
          <mn>5</mn>
          <mi>x</mi>
        </msup>
      </mrow>
      <mi>ln</mi>
      <mrow>
        <mo fence="true" stretchy="false">(</mo>
        <mrow>
          <mn>5</mn>
        </mrow>
        <mo fence="true" stretchy="false">)</mo>
      </mrow>
    </mrow>
    <annotation encoding="StarMath 5.0">dy over dx=5x^4 + 5^x ln(5)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t</mi>
          </mrow>
          <mo fence="true" stretchy="false">)</mo>
        </mrow>
        <mo stretchy="false">=</mo>
        <msup>
          <mrow>
            <mo fence="true" stretchy="false">(</mo>
            <mrow>
              <mrow>
                <mi>t</mi>
                <mo stretchy="false">+</mo>
                <mn>1</mn>
              </mrow>
            </mrow>
            <mo fence="true" stretchy="false">)</mo>
          </mrow>
          <mfrac>
            <mn>2</mn>
            <mn>3</mn>
          </mfrac>
        </msup>
      </mrow>
      <msup>
        <mrow>
          <mo fence="true" stretchy="false">(</mo>
          <mrow>
            <mrow>
              <mn>2</mn>
              <mrow>
                <msup>
                  <mi>t</mi>
                  <mn>2</mn>
                </msup>
                <mo stretchy="false">−</mo>
                <mn>1</mn>
              </mrow>
            </mrow>
          </mrow>
          <mo fence="true" stretchy="false">)</mo>
        </mrow>
        <mn>3</mn>
      </msup>
    </mrow>
    <annotation encoding="StarMath 5.0">h( t )=( t+1 )^{ 2over3 }( 2t^2 -1 )^3</annotation>
  </semantics>
</math>
</file>

<file path=Object 20/content.xml><?xml version="1.0" encoding="utf-8"?>
<math xmlns="http://www.w3.org/1998/Math/MathML" display="block">
  <semantics>
    <mrow>
      <mrow/>
      <mo stretchy="false">=</mo>
      <mfrac>
        <mrow>
          <mo stretchy="false">−</mo>
          <msup>
            <mi mathvariant="italic">xe</mi>
            <mrow>
              <mo stretchy="false">−</mo>
              <mi>x</mi>
            </mrow>
          </msup>
        </mrow>
        <mrow>
          <msup>
            <mi>x</mi>
            <mrow>
              <mo stretchy="false">−</mo>
              <mi>x</mi>
            </mrow>
          </msup>
          <mo stretchy="false">+</mo>
          <msup>
            <mi mathvariant="italic">xe</mi>
            <mrow>
              <mo stretchy="false">−</mo>
              <mi>x</mi>
            </mrow>
          </msup>
        </mrow>
      </mfrac>
    </mrow>
    <annotation encoding="StarMath 5.0">{}=-xe^-x over{x^-x+xe^-x}</annotation>
  </semantics>
</math>
</file>

<file path=Object 22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n>4</mn>
          </mrow>
          <mo fence="true" stretchy="false">)</mo>
        </mrow>
      </mrow>
      <msup>
        <mrow>
          <mo fence="true" stretchy="false">(</mo>
          <mrow>
            <mrow>
              <mn>5</mn>
              <mrow>
                <msup>
                  <mi>x</mi>
                  <mn>6</mn>
                </msup>
                <mo stretchy="false">+</mo>
                <mn>2</mn>
              </mrow>
              <msup>
                <mi>x</mi>
                <mn>3</mn>
              </msup>
            </mrow>
          </mrow>
          <mo fence="true" stretchy="false">)</mo>
        </mrow>
        <mn>3</mn>
      </msup>
      <mrow>
        <mo fence="true" stretchy="false">(</mo>
        <mrow>
          <mrow>
            <mn>30</mn>
            <mrow>
              <msup>
                <mi>x</mi>
                <mn>5</mn>
              </msup>
              <mo stretchy="false">+</mo>
              <mn>6</mn>
            </mrow>
            <msup>
              <mi>x</mi>
              <mn>2</mn>
            </msup>
          </mrow>
        </mrow>
        <mo fence="true" stretchy="false">)</mo>
      </mrow>
    </mrow>
    <annotation encoding="StarMath 5.0">dy over dx=(4)(5x^6 +2x^3)^3(30x^5+6x^2)</annotation>
  </semantics>
</math>
</file>

<file path=Object 23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t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row>
                <mo fence="true" stretchy="false">(</mo>
                <mrow>
                  <mfrac>
                    <mn>2</mn>
                    <mn>3</mn>
                  </mfrac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3</mn>
                </mfrac>
              </msup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frac>
                  <mn>2</mn>
                  <mn>3</mn>
                </mfrac>
              </msup>
              <mrow>
                <mo fence="true" stretchy="false">(</mo>
                <mrow>
                  <mn>3</mn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t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{}=[(2t^2-1)^3(2over3)(t+1)^{-1over3}(1)]+[(t+1)^{2over3}(3)(2t^2-1)^2(2t)]</annotation>
  </semantics>
</math>
</file>

<file path=Object 2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sup>
          <mrow>
            <mo fence="true" stretchy="false">(</mo>
            <mrow>
              <mrow>
                <mn>2</mn>
                <mrow>
                  <msup>
                    <mi>t</mi>
                    <mn>2</mn>
                  </msup>
                  <mo stretchy="false">−</mo>
                  <mn>1</mn>
                </mrow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frac>
          <mrow>
            <mo stretchy="false">−</mo>
            <mn>1</mn>
          </mrow>
          <mn>3</mn>
        </mfrac>
      </msup>
      <mrow>
        <mo fence="true" stretchy="false">(</mo>
        <mrow>
          <mrow>
            <mfrac>
              <mn>22</mn>
              <mn>3</mn>
            </mfrac>
            <mrow>
              <msup>
                <mi>t</mi>
                <mn>2</mn>
              </msup>
              <mo stretchy="false">+</mo>
              <mn>6</mn>
            </mrow>
            <mrow>
              <mi>t</mi>
              <mo stretchy="false">−</mo>
              <mfrac>
                <mn>2</mn>
                <mn>3</mn>
              </mfrac>
            </mrow>
          </mrow>
        </mrow>
        <mo fence="true" stretchy="false">)</mo>
      </mrow>
    </mrow>
    <annotation encoding="StarMath 5.0">dy over dx=(2t^2-1)^2(t+1)^{-1over3}({22over3}t^2+6t-{2over3})</annotation>
  </semantics>
</math>
</file>

<file path=Object 25/content.xml><?xml version="1.0" encoding="utf-8"?>
<math xmlns="http://www.w3.org/1998/Math/MathML" display="block">
  <semantics>
    <mrow>
      <mrow>
        <mrow/>
        <mo stretchy="false">=</mo>
        <mrow>
          <mo fence="true" stretchy="false">(</mo>
          <mrow>
            <mn>4</mn>
          </mrow>
          <mo fence="true" stretchy="false">)</mo>
        </mrow>
      </mrow>
      <msup>
        <mrow>
          <mo fence="true" stretchy="false">(</mo>
          <mrow>
            <mfrac>
              <mrow>
                <mrow>
                  <mn>1</mn>
                  <mo stretchy="false">−</mo>
                  <mi>cos</mi>
                </mrow>
                <mn>2</mn>
                <mi>x</mi>
              </mrow>
              <mrow>
                <mrow>
                  <mn>1</mn>
                  <mo stretchy="false">+</mo>
                  <mi>cos</mi>
                </mrow>
                <mn>2</mn>
                <mi>x</mi>
              </mrow>
            </mfrac>
          </mrow>
          <mo fence="true" stretchy="false">)</mo>
        </mrow>
        <mn>3</mn>
      </msup>
      <mrow>
        <mo fence="true" stretchy="false">(</mo>
        <mrow>
          <mfrac>
            <mrow>
              <mn>4</mn>
              <mi>sin</mi>
              <mn>2</mn>
              <mi>x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cos</mi>
                    </mrow>
                    <mn>2</mn>
                    <mi>x</mi>
                  </mrow>
                </mrow>
                <mo fence="true" stretchy="false">)</mo>
              </mrow>
              <mn>2</mn>
            </msup>
          </mfrac>
        </mrow>
        <mo fence="true" stretchy="false">)</mo>
      </mrow>
    </mrow>
    <annotation encoding="StarMath 5.0">{}=(4)({1-cos2x}over{1+cos2x})^3({4sin2x}over(1+cos2x)^2)</annotation>
  </semantics>
</math>
</file>

<file path=Object 26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frac>
        <mrow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row>
            <mrow>
              <mo fence="true" stretchy="false">(</mo>
              <mrow>
                <mrow>
                  <mn>2</mn>
                  <mi>sin</mi>
                  <mn>2</mn>
                  <mi>x</mi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n>2</mn>
                  <mi>x</mi>
                </mrow>
              </mrow>
              <mo fence="true" stretchy="false">)</mo>
            </mrow>
          </mrow>
          <mrow>
            <mo fence="true" stretchy="false">(</mo>
            <mrow>
              <mrow>
                <mrow>
                  <mo stretchy="false">−</mo>
                  <mn>2</mn>
                </mrow>
                <mi>sin</mi>
                <mn>2</mn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du over dx={(1+cos2x)(2sin2x)-(1-cos2x)(-2sin2x)}over(1+cos2x)^2</annotation>
  </semantics>
</math>
</file>

<file path=Object 27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n>2</mn>
                <mi>sin</mi>
                <mn>2</mn>
                <mrow>
                  <mi>x</mi>
                  <mo stretchy="false">+</mo>
                  <mn>2</mn>
                </mrow>
                <mi>sin</mi>
                <mn>2</mn>
                <mi>x</mi>
                <mi>cos</mi>
                <mn>2</mn>
                <mi>x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o stretchy="false">−</mo>
                  <mn>2</mn>
                </mrow>
                <mi>sin</mi>
                <mn>2</mn>
                <mrow>
                  <mi>x</mi>
                  <mo stretchy="false">+</mo>
                  <mn>2</mn>
                </mrow>
                <mi>sin</mi>
                <mn>2</mn>
                <mi>x</mi>
                <mi>cos</mi>
                <mn>2</mn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{}={(2sin2x+2sin2x cos2x)-(-2sin2x +2sin2x cos2x)}over(1+cos2x)^2</annotation>
  </semantics>
</math>
</file>

<file path=Object 28/content.xml><?xml version="1.0" encoding="utf-8"?>
<math xmlns="http://www.w3.org/1998/Math/MathML" display="block">
  <semantics>
    <mrow>
      <mrow/>
      <mo stretchy="false">=</mo>
      <mfrac>
        <mrow>
          <mn>2</mn>
          <mi>sin</mi>
          <mn>2</mn>
          <mrow>
            <mi>x</mi>
            <mo stretchy="false">+</mo>
            <mn>2</mn>
          </mrow>
          <mi>sin</mi>
          <mn>2</mn>
          <mi>x</mi>
          <mi>cos</mi>
          <mn>2</mn>
          <mrow>
            <mi>x</mi>
            <mo stretchy="false">+</mo>
            <mn>2</mn>
          </mrow>
          <mi>sin</mi>
          <mn>2</mn>
          <mrow>
            <mi>x</mi>
            <mo stretchy="false">−</mo>
            <mn>2</mn>
          </mrow>
          <mi>sin</mi>
          <mn>2</mn>
          <mi>x</mi>
          <mi>cos</mi>
          <mn>2</mn>
          <mi>x</mi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{}={2sin2x + 2sin2x cos2x +2sin2x -2sin2x cos2x}over(1+cos2x)^2</annotation>
  </semantics>
</math>
</file>

<file path=Object 29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frac>
        <mrow>
          <mn>4</mn>
          <mi>sin</mi>
          <mn>2</mn>
          <mi>x</mi>
        </mrow>
        <msup>
          <mrow>
            <mo fence="true" stretchy="false">(</mo>
            <mrow>
              <mrow>
                <mrow>
                  <mn>1</mn>
                  <mo stretchy="false">+</mo>
                  <mi>cos</mi>
                </mrow>
                <mn>2</mn>
                <mi>x</mi>
              </mrow>
            </mrow>
            <mo fence="true" stretchy="false">)</mo>
          </mrow>
          <mn>2</mn>
        </msup>
      </mfrac>
    </mrow>
    <annotation encoding="StarMath 5.0">du over dx={4sin2x}over(1+cos2x)^2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i mathvariant="italic">sec</mi>
            <mn>4</mn>
            <mi>x</mi>
          </mrow>
        </mrow>
        <mo fence="true" stretchy="false">)</mo>
      </mrow>
    </mrow>
    <annotation encoding="StarMath 5.0">y=cos(sec 4x)</annotation>
  </semantics>
</math>
</file>

<file path=Object 30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n>1</mn>
    </mrow>
    <annotation encoding="StarMath 5.0">du over dx=1</annotation>
  </semantics>
</math>
</file>

<file path=Object 31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=</mo>
        <mrow>
          <mo stretchy="false">−</mo>
          <msup>
            <mi mathvariant="italic">sec</mi>
            <mn>2</mn>
          </msup>
        </mrow>
      </mrow>
      <mi>x</mi>
    </mrow>
    <annotation encoding="StarMath 5.0">dv over dx=-sec^2{x}</annotation>
  </semantics>
</math>
</file>

<file path=Object 32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row>
            <mrow>
              <mo fence="true" stretchy="false">(</mo>
              <mrow>
                <mn>1</mn>
              </mrow>
              <mo fence="true" stretchy="false">)</mo>
            </mrow>
            <mo stretchy="false">−</mo>
            <mrow>
              <mo fence="true" stretchy="false">(</mo>
              <mrow>
                <mi>x</mi>
              </mrow>
              <mo fence="true" stretchy="false">)</mo>
            </mrow>
          </mrow>
          <mrow>
            <mo fence="true" stretchy="false">(</mo>
            <mrow>
              <mrow>
                <mrow>
                  <mo stretchy="false">−</mo>
                  <msup>
                    <mi mathvariant="italic">sec</mi>
                    <mn>2</mn>
                  </msup>
                </mrow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{}={(2-tan x)(1)-(x)(-sec^2{x})}over(2-tan x)^2</annotation>
  </semantics>
</math>
</file>

<file path=Object 33/content.xml><?xml version="1.0" encoding="utf-8"?>
<math xmlns="http://www.w3.org/1998/Math/MathML" display="block">
  <semantics>
    <mrow>
      <mrow/>
      <mo stretchy="false">=</mo>
      <mfrac>
        <mrow>
          <mrow>
            <mn>2</mn>
            <mo stretchy="false">−</mo>
            <mi>tan</mi>
          </mrow>
          <mrow>
            <mi>x</mi>
            <mo stretchy="false">−</mo>
            <mrow>
              <mo fence="true" stretchy="false">(</mo>
              <mrow>
                <mrow>
                  <mrow>
                    <mo stretchy="false">−</mo>
                    <mi>x</mi>
                  </mrow>
                  <msup>
                    <mi mathvariant="italic">sec</mi>
                    <mn>2</mn>
                  </msup>
                  <mi>x</mi>
                </mrow>
              </mrow>
              <mo fence="true" stretchy="false">)</mo>
            </mrow>
          </mrow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{}={2-tan x - (-x sec^2{x})}over(2-tan x)^2</annotation>
  </semantics>
</math>
</file>

<file path=Object 34/content.xml><?xml version="1.0" encoding="utf-8"?>
<math xmlns="http://www.w3.org/1998/Math/MathML" display="block">
  <semantics>
    <mrow>
      <mrow/>
      <mo stretchy="false">=</mo>
      <mfrac>
        <mrow>
          <mrow>
            <mn>2</mn>
            <mo stretchy="false">−</mo>
            <mi>tan</mi>
          </mrow>
          <mrow>
            <mi>x</mi>
            <mo stretchy="false">+</mo>
            <mi>x</mi>
          </mrow>
          <msup>
            <mi mathvariant="italic">sec</mi>
            <mn>2</mn>
          </msup>
          <mi>x</mi>
        </mrow>
        <msup>
          <mrow>
            <mo fence="true" stretchy="false">(</mo>
            <mrow>
              <mrow>
                <mrow>
                  <mn>2</mn>
                  <mo stretchy="false">−</mo>
                  <mi>tan</mi>
                </mrow>
                <mi>x</mi>
              </mrow>
            </mrow>
            <mo fence="true" stretchy="false">)</mo>
          </mrow>
          <mn>2</mn>
        </msup>
      </mfrac>
    </mrow>
    <annotation encoding="StarMath 5.0">{}={2-tan x + x sec^2{x}}over(2-tan x)^2</annotation>
  </semantics>
</math>
</file>

<file path=Object 35/content.xml><?xml version="1.0" encoding="utf-8"?>
<math xmlns="http://www.w3.org/1998/Math/MathML" display="block">
  <semantics>
    <mrow>
      <mrow/>
      <mo stretchy="false">=</mo>
      <mrow>
        <msup>
          <mi>e</mi>
          <mn>5</mn>
        </msup>
        <mo stretchy="false">⋅</mo>
        <mn>0</mn>
      </mrow>
    </mrow>
    <annotation encoding="StarMath 5.0">{}=e^5 cdot 0</annotation>
  </semantics>
</math>
</file>

<file path=Object 36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row>
          <mo fence="true" stretchy="false">(</mo>
          <mrow>
            <msup>
              <mi>x</mi>
              <mn>2</mn>
            </msup>
          </mrow>
          <mo fence="true" stretchy="false">)</mo>
        </mrow>
      </mrow>
      <mrow>
        <mrow>
          <mo fence="true" stretchy="false">(</mo>
          <mrow>
            <msup>
              <mi>e</mi>
              <mi>x</mi>
            </msup>
          </mrow>
          <mo fence="true" stretchy="false">)</mo>
        </mrow>
        <mo stretchy="false">+</mo>
        <mrow>
          <mo fence="true" stretchy="false">(</mo>
          <mrow>
            <msup>
              <mi>e</mi>
              <mi>x</mi>
            </msup>
          </mrow>
          <mo fence="true" stretchy="false">)</mo>
        </mrow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du over dx=(x^2)(e^x)+(e^x)(2x)</annotation>
  </semantics>
</math>
</file>

<file path=Object 37/content.xml><?xml version="1.0" encoding="utf-8"?>
<math xmlns="http://www.w3.org/1998/Math/MathML" display="block">
  <semantics>
    <mrow>
      <mrow>
        <mrow/>
        <mo stretchy="false">=</mo>
        <msup>
          <mi>x</mi>
          <mn>2</mn>
        </msup>
      </mrow>
      <mrow>
        <msup>
          <mi>e</mi>
          <mi>x</mi>
        </msup>
        <mo stretchy="false">+</mo>
        <mn>2</mn>
      </mrow>
      <msup>
        <mi mathvariant="italic">xe</mi>
        <mi>x</mi>
      </msup>
    </mrow>
    <annotation encoding="StarMath 5.0">{}=x^2 e^x+2xe^x</annotation>
  </semantics>
</math>
</file>

<file path=Object 38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sup>
          <mi mathvariant="italic">xe</mi>
          <mi>x</mi>
        </msup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du over dx=xe^x(x+2)</annotation>
  </semantics>
</math>
</file>

<file path=Object 39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=</mo>
        <mn>2</mn>
      </mrow>
      <mrow>
        <mi>x</mi>
        <mo stretchy="false">+</mo>
        <msup>
          <mi>e</mi>
          <mi>x</mi>
        </msup>
      </mrow>
    </mrow>
    <annotation encoding="StarMath 5.0">dv over dx=2x+e^x</annotation>
  </semantics>
</math>
</file>

<file path=Object 4/content.xml><?xml version="1.0" encoding="utf-8"?>
<math xmlns="http://www.w3.org/1998/Math/MathML" display="block">
  <semantics>
    <mrow>
      <mi>y</mi>
      <mo stretchy="false">=</mo>
      <msup>
        <mrow>
          <mo fence="true" stretchy="false">(</mo>
          <mrow>
            <mfrac>
              <mrow>
                <mrow>
                  <mn>1</mn>
                  <mo stretchy="false">−</mo>
                  <mi>cos</mi>
                </mrow>
                <mn>2</mn>
                <mi>x</mi>
              </mrow>
              <mrow>
                <mrow>
                  <mn>1</mn>
                  <mo stretchy="false">+</mo>
                  <mi>cos</mi>
                </mrow>
                <mn>2</mn>
                <mi>x</mi>
              </mrow>
            </mfrac>
          </mrow>
          <mo fence="true" stretchy="false">)</mo>
        </mrow>
        <mn>4</mn>
      </msup>
    </mrow>
    <annotation encoding="StarMath 5.0">y=({1-cos2x}over{1+cos2x})^4</annotation>
  </semantics>
</math>
</file>

<file path=Object 40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row>
            <mo fence="true" stretchy="false">(</mo>
            <mrow>
              <msup>
                <mi mathvariant="italic">xe</mi>
                <mi>x</mi>
              </msup>
            </mrow>
            <mo fence="true" stretchy="false">)</mo>
          </mrow>
          <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p>
                    <mi>x</mi>
                    <mn>2</mn>
                  </msup>
                  <msup>
                    <mi>e</mi>
                    <mi>x</mi>
                  </msup>
                </mrow>
              </mrow>
              <mo fence="true" stretchy="false">)</mo>
            </mrow>
          </mrow>
          <mrow>
            <mo fence="true" stretchy="false">(</mo>
            <mrow>
              <mrow>
                <mn>2</mn>
                <mrow>
                  <mi>x</mi>
                  <mo stretchy="false">+</mo>
                  <msup>
                    <mi>e</mi>
                    <mi>x</mi>
                  </msup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(x^2+e^x)(xe^x)(x+2)-(x^2 e^x)(2x+e^x)}over(x^2+e^x)^2</annotation>
  </semantics>
</math>
</file>

<file path=Object 41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sup>
                  <mi>x</mi>
                  <mn>4</mn>
                </msup>
                <mrow>
                  <msup>
                    <mi>e</mi>
                    <mi>x</mi>
                  </msup>
                  <mo stretchy="false">+</mo>
                  <msup>
                    <mi>x</mi>
                    <mn>2</mn>
                  </msup>
                </mrow>
                <mrow>
                  <msup>
                    <mi>e</mi>
                    <mrow>
                      <mn>2</mn>
                      <mi>x</mi>
                    </mrow>
                  </msup>
                  <mo stretchy="false">+</mo>
                  <mn>2</mn>
                </mrow>
                <msup>
                  <mi>x</mi>
                  <mn>3</mn>
                </msup>
                <mrow>
                  <msup>
                    <mi>e</mi>
                    <mi>x</mi>
                  </msup>
                  <mo stretchy="false">+</mo>
                  <mn>2</mn>
                </mrow>
                <msup>
                  <mi mathvariant="italic">xe</mi>
                  <mrow>
                    <mn>2</mn>
                    <mi>x</mi>
                  </mrow>
                </msup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2</mn>
                <msup>
                  <mi>x</mi>
                  <mn>3</mn>
                </msup>
                <mrow>
                  <msup>
                    <mi>e</mi>
                    <mi>x</mi>
                  </msup>
                  <mo stretchy="false">+</mo>
                  <msup>
                    <mi>x</mi>
                    <mn>2</mn>
                  </msup>
                </mrow>
                <msup>
                  <mi>e</mi>
                  <mrow>
                    <mn>2</mn>
                    <mi>x</mi>
                  </mrow>
                </msup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(x^4 e^x + x^2 e^2x + 2x^3 e^x + 2xe^2x)-(2x^3 e^x+x^2 e^2x)}over(x^2+e^x)^2</annotation>
  </semantics>
</math>
</file>

<file path=Object 42/content.xml><?xml version="1.0" encoding="utf-8"?>
<math xmlns="http://www.w3.org/1998/Math/MathML" display="block">
  <semantics>
    <mrow>
      <mrow/>
      <mo stretchy="false">=</mo>
      <mfrac>
        <mrow>
          <msup>
            <mi>x</mi>
            <mn>4</mn>
          </msup>
          <mrow>
            <msup>
              <mi>e</mi>
              <mi>x</mi>
            </msup>
            <mo stretchy="false">+</mo>
            <msup>
              <mi>x</mi>
              <mn>2</mn>
            </msup>
          </mrow>
          <mrow>
            <msup>
              <mi>e</mi>
              <mrow>
                <mn>2</mn>
                <mi>x</mi>
              </mrow>
            </msup>
            <mo stretchy="false">+</mo>
            <mn>2</mn>
          </mrow>
          <msup>
            <mi>x</mi>
            <mn>3</mn>
          </msup>
          <mrow>
            <msup>
              <mi>e</mi>
              <mi>x</mi>
            </msup>
            <mo stretchy="false">+</mo>
            <mn>2</mn>
          </mrow>
          <mrow>
            <msup>
              <mi mathvariant="italic">xe</mi>
              <mrow>
                <mn>2</mn>
                <mi>x</mi>
              </mrow>
            </msup>
            <mo stretchy="false">−</mo>
            <mn>2</mn>
          </mrow>
          <msup>
            <mi>x</mi>
            <mn>3</mn>
          </msup>
          <mrow>
            <msup>
              <mi>e</mi>
              <mi>x</mi>
            </msup>
            <mo stretchy="false">+</mo>
            <msup>
              <mi>x</mi>
              <mn>2</mn>
            </msup>
          </mrow>
          <msup>
            <mi>e</mi>
            <mrow>
              <mn>2</mn>
              <mi>x</mi>
            </mrow>
          </msup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x^4 e^x+x^2 e^2x+2x^3 e^x+2xe^2x -2x^3 e^x +x^2 e^2x}over(x^2+e^x)^2</annotation>
  </semantics>
</math>
</file>

<file path=Object 43/content.xml><?xml version="1.0" encoding="utf-8"?>
<math xmlns="http://www.w3.org/1998/Math/MathML" display="block">
  <semantics>
    <mrow>
      <mrow/>
      <mo stretchy="false">=</mo>
      <mfrac>
        <mrow>
          <msup>
            <mi mathvariant="italic">xe</mi>
            <mi>x</mi>
          </msup>
          <mrow>
            <mo fence="true" stretchy="false">(</mo>
            <mrow>
              <mrow>
                <mrow>
                  <msup>
                    <mi>x</mi>
                    <mn>3</mn>
                  </msup>
                  <mo stretchy="false">+</mo>
                  <msup>
                    <mi mathvariant="italic">xe</mi>
                    <mi>x</mi>
                  </msup>
                  <mo stretchy="false">+</mo>
                  <mn>2</mn>
                </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sup>
                    <mi>e</mi>
                    <mi>x</mi>
                  </msup>
                  <mo stretchy="false">−</mo>
                  <mn>2</mn>
                </mrow>
                <mrow>
                  <msup>
                    <mi>x</mi>
                    <mn>2</mn>
                  </msup>
                  <mo stretchy="false">−</mo>
                  <msup>
                    <mi mathvariant="italic">xe</mi>
                    <mi>x</mi>
                  </msup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{}={xe^x(x^3+xe^x+2x^2+2e^x-2x^2-xe^x)}over(x^2+e^x)^2</annotation>
  </semantics>
</math>
</file>

<file path=Object 44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sup>
            <mi mathvariant="italic">xe</mi>
            <mi>x</mi>
          </msup>
          <mrow>
            <mo fence="true" stretchy="false">(</mo>
            <mrow>
              <mrow>
                <mrow>
                  <msup>
                    <mi>x</mi>
                    <mn>3</mn>
                  </msup>
                  <mo stretchy="false">+</mo>
                  <mn>2</mn>
                </mrow>
                <msup>
                  <mi>e</mi>
                  <mi>x</mi>
                </msup>
              </mrow>
            </mrow>
            <mo fence="true" stretchy="false">)</mo>
          </mrow>
        </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e</mi>
                  <mi>x</mi>
                </msup>
              </mrow>
            </mrow>
            <mo fence="true" stretchy="false">)</mo>
          </mrow>
          <mn>2</mn>
        </msup>
      </mfrac>
    </mrow>
    <annotation encoding="StarMath 5.0">dy over dx={xe^x(x^3+2e^x)}over(x^2+e^x)^2</annotation>
  </semantics>
</math>
</file>

<file path=Object 45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row>
          <mo fence="true" stretchy="false">(</mo>
          <mrow>
            <msup>
              <mi>e</mi>
              <mrow>
                <mo stretchy="false">−</mo>
                <mi>x</mi>
              </mrow>
            </msup>
          </mrow>
          <mo fence="true" stretchy="false">)</mo>
        </mrow>
      </mrow>
      <mrow>
        <mrow>
          <mo fence="true" stretchy="false">(</mo>
          <mrow>
            <mn>1</mn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row>
            <mo stretchy="false">−</mo>
            <msup>
              <mi>e</mi>
              <mrow>
                <mo stretchy="false">−</mo>
                <mi>x</mi>
              </mrow>
            </msup>
          </mrow>
        </mrow>
        <mo fence="true" stretchy="false">)</mo>
      </mrow>
    </mrow>
    <annotation encoding="StarMath 5.0">du over dx=(e^-x)(1)+(1+x)(-e^-x)</annotation>
  </semantics>
</math>
</file>

<file path=Object 46/content.xml><?xml version="1.0" encoding="utf-8"?>
<math xmlns="http://www.w3.org/1998/Math/MathML" display="block">
  <semantics>
    <mrow>
      <mrow/>
      <mo stretchy="false">=</mo>
      <mrow>
        <msup>
          <mi>e</mi>
          <mrow>
            <mo stretchy="false">−</mo>
            <mi>x</mi>
          </mrow>
        </msup>
        <mo stretchy="false">+</mo>
        <mrow>
          <mo fence="true" stretchy="false">(</mo>
          <mrow>
            <mrow>
              <mrow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  <mo stretchy="false">−</mo>
              <msup>
                <mi mathvariant="italic">xe</mi>
                <mrow>
                  <mo stretchy="false">−</mo>
                  <mi>x</mi>
                </mrow>
              </msup>
            </mrow>
          </mrow>
          <mo fence="true" stretchy="false">)</mo>
        </mrow>
      </mrow>
    </mrow>
    <annotation encoding="StarMath 5.0">{}=e^-x +( -e^-x -xe^-x )</annotation>
  </semantics>
</math>
</file>

<file path=Object 47/content.xml><?xml version="1.0" encoding="utf-8"?>
<math xmlns="http://www.w3.org/1998/Math/MathML" display="block">
  <semantics>
    <mrow>
      <mrow/>
      <mo stretchy="false">=</mo>
      <mrow>
        <msup>
          <mi>e</mi>
          <mrow>
            <mo stretchy="false">−</mo>
            <mi>x</mi>
          </mrow>
        </msup>
        <mo stretchy="false">−</mo>
        <msup>
          <mi>e</mi>
          <mrow>
            <mo stretchy="false">−</mo>
            <mi>x</mi>
          </mrow>
        </msup>
        <mo stretchy="false">−</mo>
        <msup>
          <mi mathvariant="italic">xe</mi>
          <mrow>
            <mo stretchy="false">−</mo>
            <mi>x</mi>
          </mrow>
        </msup>
      </mrow>
    </mrow>
    <annotation encoding="StarMath 5.0">{}=e^-x -e^-x -xe^-x</annotation>
  </semantics>
</math>
</file>

<file path=Object 48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row>
        <mo stretchy="false">−</mo>
        <msup>
          <mi mathvariant="italic">xe</mi>
          <mrow>
            <mo stretchy="false">−</mo>
            <mi>x</mi>
          </mrow>
        </msup>
      </mrow>
    </mrow>
    <annotation encoding="StarMath 5.0">du over dx=-xe^-x</annotation>
  </semantics>
</math>
</file>

<file path=Object 49/content.xml><?xml version="1.0" encoding="utf-8"?>
<math xmlns="http://www.w3.org/1998/Math/MathML" display="block">
  <semantics>
    <mrow>
      <mrow/>
      <mo stretchy="false">=</mo>
      <mrow>
        <mfrac>
          <mn>1</mn>
          <mrow>
            <msup>
              <mi>x</mi>
              <mrow>
                <mo stretchy="false">−</mo>
                <mi>x</mi>
              </mrow>
            </msup>
            <mo stretchy="false">+</mo>
            <msup>
              <mi mathvariant="italic">xe</mi>
              <mrow>
                <mo stretchy="false">−</mo>
                <mi>x</mi>
              </mrow>
            </msup>
          </mrow>
        </mfrac>
        <mo stretchy="false">⋅</mo>
        <mrow>
          <mo stretchy="false">−</mo>
          <msup>
            <mi mathvariant="italic">xe</mi>
            <mrow>
              <mo stretchy="false">−</mo>
              <mi>x</mi>
            </mrow>
          </msup>
        </mrow>
      </mrow>
    </mrow>
    <annotation encoding="StarMath 5.0">{}=1over{x^-x+xe^-x}cdot-xe^-x</annotation>
  </semantics>
</math>
</file>

<file path=Object 5/content.xml><?xml version="1.0" encoding="utf-8"?>
<math xmlns="http://www.w3.org/1998/Math/MathML" display="block">
  <semantics>
    <mrow>
      <mi>y</mi>
      <mo stretchy="false">=</mo>
      <mfrac>
        <mi>x</mi>
        <mrow>
          <mrow>
            <mn>2</mn>
            <mo stretchy="false">−</mo>
            <mi>tan</mi>
          </mrow>
          <mi>x</mi>
        </mrow>
      </mfrac>
    </mrow>
    <annotation encoding="StarMath 5.0">y=x over {2 -tan x}</annotation>
  </semantics>
</math>
</file>

<file path=Object 50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o stretchy="false">−</mo>
        <mfrac>
          <mrow>
            <msup>
              <mi>x</mi>
              <mi>x</mi>
            </msup>
            <mo stretchy="false">+</mo>
            <msup>
              <mi mathvariant="italic">xe</mi>
              <mi>x</mi>
            </msup>
          </mrow>
          <msup>
            <mi mathvariant="italic">xe</mi>
            <mi>x</mi>
          </msup>
        </mfrac>
      </mrow>
    </mrow>
    <annotation encoding="StarMath 5.0">dy over dx=-{{x^x+xe^x}over xe^x}</annotation>
  </semantics>
</math>
</file>

<file path=Object 51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frac>
        <mrow>
          <mrow>
            <mo fence="true" stretchy="false">(</mo>
            <mrow>
              <mi>x</mi>
            </mrow>
            <mo fence="true" stretchy="false">)</mo>
          </mrow>
          <mrow>
            <mrow>
              <mo fence="true" stretchy="false">(</mo>
              <mrow>
                <mn>0</mn>
              </mrow>
              <mo fence="true" stretchy="false">)</mo>
            </mrow>
            <mo stretchy="false">−</mo>
            <mrow>
              <mo fence="true" stretchy="false">(</mo>
              <mrow>
                <mi>C</mi>
              </mrow>
              <mo fence="true" stretchy="false">)</mo>
            </mrow>
          </mrow>
          <mrow>
            <mo fence="true" stretchy="false">(</mo>
            <mrow>
              <mn>1</mn>
            </mrow>
            <mo fence="true" stretchy="false">)</mo>
          </mrow>
        </mrow>
        <msup>
          <mi>x</mi>
          <mn>2</mn>
        </msup>
      </mfrac>
    </mrow>
    <annotation encoding="StarMath 5.0">du over dx={(x)(0)-(C)(1)}over x^2</annotation>
  </semantics>
</math>
</file>

<file path=Object 52/content.xml><?xml version="1.0" encoding="utf-8"?>
<math xmlns="http://www.w3.org/1998/Math/MathML" display="block">
  <semantics>
    <mrow>
      <mrow/>
      <mo stretchy="false">=</mo>
      <mfrac>
        <mrow>
          <mn>0</mn>
          <mo stretchy="false">−</mo>
          <mi>C</mi>
        </mrow>
        <msup>
          <mi>x</mi>
          <mn>2</mn>
        </msup>
      </mfrac>
    </mrow>
    <annotation encoding="StarMath 5.0">{}={0-C}over x^2</annotation>
  </semantics>
</math>
</file>

<file path=Object 53/content.xml><?xml version="1.0" encoding="utf-8"?>
<math xmlns="http://www.w3.org/1998/Math/MathML" display="block">
  <semantics>
    <mrow>
      <mfrac>
        <mi mathvariant="italic">du</mi>
        <mi mathvariant="italic">dx</mi>
      </mfrac>
      <mo stretchy="false">=</mo>
      <mfrac>
        <mrow>
          <mo stretchy="false">−</mo>
          <mi>C</mi>
        </mrow>
        <msup>
          <mi>x</mi>
          <mn>2</mn>
        </msup>
      </mfrac>
    </mrow>
    <annotation encoding="StarMath 5.0">du over dx=-C over x^2</annotation>
  </semantics>
</math>
</file>

<file path=Object 5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o fence="true" stretchy="false">(</mo>
          <mrow>
            <msup>
              <mn>4</mn>
              <mfrac>
                <mi>C</mi>
                <mi>x</mi>
              </mfrac>
            </msup>
          </mrow>
          <mo fence="true" stretchy="false">)</mo>
        </mrow>
      </mrow>
      <mrow>
        <mo fence="true" stretchy="false">(</mo>
        <mrow>
          <mrow>
            <mi>ln</mi>
            <mn>4</mn>
          </mrow>
        </mrow>
        <mo fence="true" stretchy="false">)</mo>
      </mrow>
      <mrow>
        <mo fence="true" stretchy="false">(</mo>
        <mrow>
          <mfrac>
            <mrow>
              <mo stretchy="false">−</mo>
              <mi>C</mi>
            </mrow>
            <msup>
              <mi>x</mi>
              <mn>2</mn>
            </msup>
          </mfrac>
        </mrow>
        <mo fence="true" stretchy="false">)</mo>
      </mrow>
    </mrow>
    <annotation encoding="StarMath 5.0">dy over dx=(4^{C over x})(ln 4)(-C over x^2)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row>
          <mo fence="true" stretchy="false">(</mo>
          <mrow>
            <mrow>
              <msup>
                <mn>4</mn>
                <mfrac>
                  <mi>C</mi>
                  <mi>x</mi>
                </mfrac>
              </msup>
              <mi>ln</mi>
              <mn>4</mn>
            </mrow>
          </mrow>
          <mo fence="true" stretchy="false">)</mo>
        </mrow>
      </mrow>
      <mrow>
        <mo fence="true" stretchy="false">(</mo>
        <mrow>
          <mfrac>
            <mrow>
              <mo stretchy="false">−</mo>
              <mi>C</mi>
            </mrow>
            <msup>
              <mi>x</mi>
              <mn>2</mn>
            </msup>
          </mfrac>
        </mrow>
        <mo fence="true" stretchy="false">)</mo>
      </mrow>
    </mrow>
    <annotation encoding="StarMath 5.0">{}=(4^{C over x}ln4)(-C over x^2)</annotation>
  </semantics>
</math>
</file>

<file path=Object 56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row>
            <mo stretchy="false">−</mo>
            <mi>C</mi>
          </mrow>
          <msup>
            <mn>4</mn>
            <mfrac>
              <mi>C</mi>
              <mi>x</mi>
            </mfrac>
          </msup>
          <mi>ln</mi>
          <mn>4</mn>
        </mrow>
        <msup>
          <mi>x</mi>
          <mn>2</mn>
        </msup>
      </mfrac>
    </mrow>
    <annotation encoding="StarMath 5.0">dy over dx={-C4^{C over x}ln4}over x^2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n>5</mn>
        </msup>
      </mrow>
    </mrow>
    <annotation encoding="StarMath 5.0">f(x)=e^5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sup>
              <mi>x</mi>
              <mn>2</mn>
            </msup>
            <msup>
              <mi>e</mi>
              <mi>x</mi>
            </msup>
          </mrow>
          <mrow>
            <msup>
              <mi>x</mi>
              <mn>2</mn>
            </msup>
            <mo stretchy="false">+</mo>
            <msup>
              <mi>e</mi>
              <mi>x</mi>
            </msup>
          </mrow>
        </mfrac>
      </mrow>
    </mrow>
    <annotation encoding="StarMath 5.0">f(x)={x^2 e^x}over{x^2 +e^x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5</mn>
          </msup>
          <mo stretchy="false">+</mo>
          <msup>
            <mn>5</mn>
            <mi>x</mi>
          </msup>
        </mrow>
      </mrow>
    </mrow>
    <annotation encoding="StarMath 5.0">f(x)=x^5 +5^x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sup>
              <mi>e</mi>
              <mrow>
                <mo stretchy="false">−</mo>
                <mi>x</mi>
              </mrow>
            </msup>
            <mo stretchy="false">+</mo>
            <msup>
              <mi mathvariant="italic">xe</mi>
              <mrow>
                <mo stretchy="false">−</mo>
                <mi>x</mi>
              </mrow>
            </msup>
          </mrow>
        </mrow>
        <mo fence="true" stretchy="false">)</mo>
      </mrow>
    </mrow>
    <annotation encoding="StarMath 5.0">y=ln(e^-x +xe^-x)</annotation>
  </semantics>
</math>
</file>